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6000001C6640B9A5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379*"/>
    </style:style>
    <style:style style:name="Taula1.B" style:family="table-column">
      <style:table-column-properties style:column-width="3.704cm" style:rel-column-width="2100*"/>
    </style:style>
    <style:style style:name="Taula1.C" style:family="table-column">
      <style:table-column-properties style:column-width="0.635cm" style:rel-column-width="360*"/>
    </style:style>
    <style:style style:name="Taula1.D" style:family="table-column">
      <style:table-column-properties style:column-width="3.995cm" style:rel-column-width="2265*"/>
    </style:style>
    <style:style style:name="Taula1.E" style:family="table-column">
      <style:table-column-properties style:column-width="1.005cm" style:rel-column-width="570*"/>
    </style:style>
    <style:style style:name="Taula1.F" style:family="table-column">
      <style:table-column-properties style:column-width="1.774cm" style:rel-column-width="1006*"/>
    </style:style>
    <style:style style:name="Taula1.1" style:family="table-row">
      <style:table-row-properties style:row-height="0.501cm" style:keep-together="true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style:keep-together="false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style:keep-together="false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style:keep-together="false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style:keep-together="true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style:keep-together="true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Standard">
      <style:paragraph-properties fo:line-height="0.564cm" fo:text-align="justify" style:justify-single-word="false" style:snap-to-layout-grid="false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style:font-size-asian="13pt" style:font-size-complex="13pt"/>
    </style:style>
    <style:style style:name="P12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5" style:family="paragraph" style:parent-style-name="Heading_20_3">
      <style:text-properties style:font-name="LegacySanITCBoo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6"/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6"/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1"/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3">Activitats realitzades en l’empresa</text:p>
          </table:table-cell>
          <table:table-cell table:style-name="Taula2.A1" office:value-type="string">
            <text:p text:style-name="P14"/>
          </table:table-cell>
          <table:table-cell table:style-name="Taula2.A1" office:value-type="string">
            <text:p text:style-name="P14">Hores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7"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9"/>
          </table:table-cell>
        </table:table-row>
      </table:table>
      <text:h text:style-name="P15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"/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2"/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3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Calibri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" fo:font-size="11pt" fo:font-weight="bold" style:font-size-asian="11pt" style:font-weight-asian="bold"/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" fo:language="ca" fo:country="ES" fo:font-weight="bold" style:font-name-asian="Times New Roman" style:font-weight-asian="bold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0pt" style:font-name-asian="Times New Roman" style:font-size-asian="10pt" style:font-name-complex="Times New Roman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style:font-name-asian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style:keep-together="true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ula5.2" style:family="table-row">
      <style:table-row-properties style:min-row-height="0.647cm" style:keep-together="true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20100000506000001C6640B9A51.png" xlink:type="simple" xlink:show="embed" xlink:actuate="onLoad"/></draw:frame></text:p>
            </table:table-cell>
            <table:table-cell table:style-name="Taula5.B1" office:value-type="string">
              <text:p text:style-name="MP1">Alumne: <text:s/></text:p>
            </table:table-cell>
            <table:table-cell table:style-name="Taula5.C1" table:number-rows-spanned="3" office:value-type="string">
              <text:p text:style-name="MP1">Logo del centre educatiu</text:p>
            </table:table-cell>
          </table:table-row>
          <table:table-row table:style-name="Taula5.2">
            <table:covered-table-cell/>
            <table:table-cell table:style-name="Taula5.B1" office:value-type="string">
              <text:p text:style-name="MP1">Centre educatiu:</text:p>
            </table:table-cell>
            <table:covered-table-cell/>
          </table:table-row>
          <table:table-row table:style-name="Taula5.2">
            <table:covered-table-cell/>
            <table:table-cell table:style-name="Taula5.B1" office:value-type="string">
              <text:p text:style-name="MP1">Centre de treball: <text:s/></text:p>
            </table:table-cell>
            <table:covered-table-cell/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6852</meta:initial-creator>
    <meta:creation-date>2012-01-10T13:31:00</meta:creation-date>
    <dc:date>2015-12-14T13:01:22</dc:date>
    <meta:editing-cycles>5</meta:editing-cycles>
    <meta:editing-duration>PT574H27M13S</meta:editing-duration>
    <meta:generator>OpenOffice.org/3.2$Win32 OpenOffice.org_project/320m12$Build-9483</meta:generator>
    <meta:document-statistic meta:table-count="5" meta:image-count="1" meta:object-count="0" meta:page-count="1" meta:paragraph-count="18" meta:word-count="42" meta:character-count="304"/>
  </office:meta>
</office:document-meta>
</file>